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Heading_20_1" style:master-page-name="Standard">
      <style:paragraph-properties style:page-number="auto"/>
    </style:style>
    <style:style style:name="T1" style:family="text">
      <style:text-properties fo:color="#ff0000"/>
    </style:style>
    <style:style style:name="T2" style:family="text">
      <style:text-properties fo:color="#ff0000"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color="#0070c0"/>
    </style:style>
    <style:style style:name="T5" style:family="text">
      <style:text-properties style:use-window-font-color="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1 - Introduction</text:h>
      <text:p text:style-name="Standard"/>
      <text:p text:style-name="Standard">There is a growing number of researches on humanoid robots. Many <text:span text:style-name="T5">groups</text:span><text:span text:style-name="T1"> </text:span>have developed highly articulated humanoid robots for research [<text:span text:style-name="T3">ref to ASIMO, Hubo, Geminoid, WE-4RII, Kismet, Cog</text:span>], and many companies developed small humanoid robots for hobbyists like KHR-1, Bioloid, iSobot, RoboSapien, and Robonova. The research topics on humanoid robots ranges from the bipedal walking, running [<text:span text:style-name="T3">ref to ASIMO, Hubo, KHR from Kaist</text:span>], dextrous object manipulation using human-like hands [<text:span text:style-name="T3">ref to WE-4RII</text:span>], behavior modeling and socially interactive robotics [<text:span text:style-name="T3">ref to Kismet, Cog</text:span>], autism therapy [<text:span text:style-name="T3">ref to Keepon, Mataric</text:span>], facial expressions [<text:span text:style-name="T3">ref to H. Ishiguro's Geminoid</text:span>], procedural animation [<text:span text:style-name="T3">ref to iCat</text:span>] and others.</text:p>
      <text:p text:style-name="Standard"/>
      <text:p text:style-name="Standard">We are particularly interested in human-robot interactions using non-verbal modalities such as gestures and prosody. <text:span text:style-name="T5">The motivation of our approach is similar to that of Cynthia </text:span>Breazeal's with her robot, Kismet [<text:span text:style-name="T3">ref to Kismet</text:span>]. <text:s/>Kismet can interact with a person using garbled voices with prosodic qualities <text:span text:style-name="T5">t</text:span>o respond, and shows facial expressions depending on its 'mood' which is determined from the interaction with the person, or lack thereof. <text:s/>We extend the concept of Kismet; from expressing/communicating solely through facial expressions, to expressing/communicating through the whole body gestures of head, arms, and torso. In contrast to Kismet, the puppets in The Muppets Show a<text:span text:style-name="T5">nd Sesame Street are able to convey many expressions through their body gestures, yet their facial expressions do not change much, or do not change at all. How the pu</text:span>ppeteers in The Muppets Show are able to animate the puppets so well, that the puppets become believably alive, is intriguing to us. We know for sure it is not in that the puppets are human-like in appearance, but rather, we believe, in their body gestures and character or perceived personality. <text:s/>Similarly, animated movies and films, either in 2 or 3 dimensions, can 'fool' the audience that the characters seen on screen do exist and believably alive [<text:span text:style-name="T3">ref to Lasseter's</text:span>]. Well-known animation methods such as Disney Animation Principles, and movement theories such as Laban Movement Analysis provide an extensive guideline for creating believable animations.</text:p>
      <text:p text:style-name="Standard"/>
      <text:p text:style-name="Standard">One particular concept from Laban Movement Analysis (LMA) is called phrasing. Pharsing in LMA is described as similar to phrases in music, and deals with where and how movement of the actor starts and stops, also how movement components (other LMA concepts) are combined together. In music, a song is divided in phrases. There is a classic musical rhythm of AABA, where a phrase pattern 'A' is repeated two times, followed by a different phrase pattern 'B', and ended with phrase pattern 'A'. We generalize these concepts for robot animation. Each phrase pattern is a gesture. Each phrase pattern (gesture) has observable spectral characteristics such as pitch and intensity in its joint angle data, which we map to acceleration and range of motion of the animation, respectively. <text:span text:style-name="T4">GOOD IDEAS! Are the any references?</text:span></text:p>
      <text:p text:style-name="Standard"/>
      <text:p text:style-name="Standard">The idea of doing spectral<text:span text:style-name="T5"> analysis on motion data is not new. Unu</text:span>ma et. al [<text:span text:style-name="T3">ref to Unuma's</text:span>] used Fourier Analysis to interpolate or morph between two periodically-similar motion data. Amaya et. al. [<text:span text:style-name="T3">ref to Amaya's</text:span>] used Fourier Analysis to 'extract' motion characteristics by calculating the Fourier coefficient difference of an expressive motion (e.g. 'tired walk') from its neutral variant (e.g. 'normal walk'). The motion characteristics (e.g. 'tiredness') was then applied to a different neutral motion (e.g. 'normal run') and this second motion becomes expressive (e.g. 'tired run'). <text:s/>Spectral analysis <text:span text:style-name="T1">IS THIS ALWAYS FOURIER OR MAY BE WAVELET, HADAMARD OR COSINE OR OTHER&gt;?</text:span> <text:s/>is also used in motion laboratories in hospitals to diagnose anomalies in a patient's musculoskeletal system. Also, in the medical field, spectral analysis is used to give prognosis on diseases such as Parkinson's <text:soft-page-break/>disease by analyzing tremors in the patient's movements [<text:span text:style-name="T3">ref to </text:span><text:span text:style-name="T2">McNames' FIND PAPERS WHAT IS THERE?</text:span><text:span text:style-name="T1">]</text:span>. Going beyond spectral analysis, Bruderlin and Williams showed that filtering methods and other common signal processing methods can be used to quickly modify or prototype motion characteristics such as exaggeration, and blending two motions together [<text:span text:style-name="T3">ref to Bruderlin and Williams</text:span>].</text:p>
      <text:p text:style-name="Standard"/>
      <text:p text:style-name="Standard">Our goal is to find a formalized method to create expressive robot behaviors, taking inspiration from techniques used in logic synthesis, signal processing, natural language processing (such as Regular Expressions), linguistics, music, and performing art. We are inspired by techniques from logic synthesis and Regular Expressions to generate the motion 'phrases.' The structure/grammar for the phrase generation will be influenced by the concept of phrases in music. Next, melodic information (e.g. pitch, intensity, tone, tempo, holds) is extracted from a music file, and then mapped to their animation counterparts (e.g. acceleration/deceleration, range of motion, repetitions, pauses) to modify the motion phrases. We create a library of gestures and program each gesture off-line based on the taxonomy of gestures from McNeills [<text:span text:style-name="T3">ref to McNeill's Hand and Mind</text:span>]. Each motion phrase will consists of a sequence of gestures from the gesture library. <text:span text:style-name="T1">VERY GOOD IDEAS! EXTEND!</text:span></text:p>
      <text:p text:style-name="Standard"/>
      <text:p text:style-name="Standard"><text:span text:style-name="T5">The ideas above are implemented in the context of Robot Theatre. The robot which we applied our method of synthesizing gesture to is called the Robot Actor. <text:s/>The sequence of gestures is referred to as Scenario. <text:s/>In this context, there is no feedback from t</text:span>he audience or user to the robot.</text:p>
      <text:p text:style-name="Standard"/>
      <text:p text:style-name="Standard">In Chapter 1 we gave a brief introdu<text:span text:style-name="T5">ction to our problem, and a glimpse at the contribution of this thesis. Chapter 2 will review some researches on expressive robotics. In chapter 3 related researches in motion synthesis for performance robotics are presented. <text:s/>The proposed system and</text:span> each component of the system <text:span text:style-name="T5"><text:s/>is described in Chapter 4</text:span>. We present our results and experiments in chapter 5. Finally, conclusions and future directions are presented in Chapter 6.</text:p>
      <text:p text:style-name="Standard"/>
      <text:p text:style-name="P1"/>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hias Sunardi</meta:initial-creator>
    <meta:creation-date>2009-12-27T12:32:00</meta:creation-date>
    <dc:creator>msunardi </dc:creator>
    <dc:date>2010-03-16T19:38:21</dc:date>
    <meta:editing-cycles>8</meta:editing-cycles>
    <meta:editing-duration>PT00H57M01S</meta:editing-duration>
    <meta:generator>OpenOffice.org/3.1$Unix OpenOffice.org_project/310m19$Build-9420</meta:generator>
    <meta:document-statistic meta:table-count="0" meta:image-count="0" meta:object-count="0" meta:page-count="2" meta:paragraph-count="9" meta:word-count="936" meta:character-count="6080"/>
    <meta:user-defined meta:name="Info 1"/>
    <meta:user-defined meta:name="Info 2"/>
    <meta:user-defined meta:name="Info 3"/>
    <meta:user-defined meta:name="Info 4"/>
  </office:meta>
</office:document-meta>
</file>